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acf2"/>
    </style:style>
    <style:style style:name="P2" style:family="paragraph" style:parent-style-name="Standard">
      <style:text-properties fo:font-weight="bold" officeooo:paragraph-rsid="001eacf2" style:font-weight-asian="bold" style:font-weight-complex="bold"/>
    </style:style>
    <style:style style:name="P3" style:family="paragraph" style:parent-style-name="Standard">
      <style:text-properties fo:font-weight="bold" officeooo:paragraph-rsid="001fd16a" style:font-weight-asian="bold" style:font-weight-complex="bold"/>
    </style:style>
    <style:style style:name="P4" style:family="paragraph" style:parent-style-name="Standard">
      <style:text-properties officeooo:rsid="001fd16a" officeooo:paragraph-rsid="001fd16a"/>
    </style:style>
    <style:style style:name="P5" style:family="paragraph" style:parent-style-name="Standard">
      <style:text-properties fo:font-variant="normal" fo:text-transform="none" fo:color="#24292e" style:font-name="apple-system" fo:font-size="12pt" fo:letter-spacing="normal" fo:font-style="normal" fo:font-weight="normal" officeooo:rsid="001eacf2" officeooo:paragraph-rsid="001fd16a" style:font-weight-asian="bold" style:font-weight-complex="bold"/>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officeooo:rsid="00208a8c"/>
    </style:style>
    <style:style style:name="T3" style:family="text">
      <style:text-properties officeooo:rsid="00209f82"/>
    </style:style>
    <style:style style:name="T4" style:family="text">
      <style:text-properties officeooo:rsid="0020eda8"/>
    </style:style>
    <style:style style:name="T5"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SUMEN DEL TRABAJO PROPUESTO</text:span> </text:p>
      <text:p text:style-name="P1"/>
      <text:p text:style-name="P3">‐ Objetivos y problemas abordados: </text:p>
      <text:p text:style-name="P5"/>
      <text:p text:style-name="Standard">La Directiva 2009/128/CE establece el marco de la actuación comunitaria para conseguir un uso sostenible de los productos fitosanitarios. Esta Directiva implica, por ejemplo, la obligación del registro del uso de productos fitosanitarios. Actualmente, cada país miembro de la UE no solo tiene unas normas diferentes para el uso de dichos productos sino que además gestiona su registro de una manera diferente, siendo complicado saber si un producto puede ser exportado o no a otro país. El proyecto tiene como objetivo principal desarrollar una solución relacionada con la integración de información sobre productos fitosa<text:span text:style-name="T4">n</text:span>i<text:span text:style-name="T4">t</text:span>arios para facilitar el consumo posterior tanto por aplicaciones como por los propios agricultores.</text:p>
      <text:p text:style-name="P1"/>
      <text:p text:style-name="P2">‐ Metodología (enfoque y herramientas):</text:p>
      <text:p text:style-name="P1"/>
      <text:p text:style-name="P4">La metodología a seguir se verá condicionada <text:span text:style-name="T2">por</text:span> retos como <text:span text:style-name="T3">la </text:span>heterogeneidad de los datos, <text:span text:style-name="T3">la </text:span>inexistencia de un esquema de referencia compartido para la integración de los productos fitosanitarios, <text:span text:style-name="T3">la </text:span>necesidad de procesamiento de los datos previo a su integración, <text:span text:style-name="T3">un</text:span> bajo o nulo presupuesto de almacenamiento <text:span text:style-name="T2">y la </text:span>necesidad de escalabilidad de la solución. Así pues, se emplearán herramientas como HADOOP para el almacenamiento de los datos, HIVE para su procesamiento <text:span text:style-name="T2">e integración en un esquema unificado </text:span>y JHIPSTER <text:span text:style-name="T2">junto con SPRING </text:span>para visualizar de manera rápida el modelo conseguido en el estado final del proyecto. </text:p>
      <text:p text:style-name="P1"/>
      <text:p text:style-name="P2">‐ Cronograma (fases del trabajo a realizar):</text:p>
      <text:p text:style-name="P4"/>
      <text:p text:style-name="P4">Inicio: Prueba de concepto:</text:p>
      <text:p text:style-name="P4"/>
      <text:p text:style-name="P4">Fase 1: Integración de datos sobre los productos fitosanitarios de España:</text:p>
      <text:p text:style-name="P4"/>
      <text:p text:style-name="P4">Fase 2: Refactorización de la fase 1 para adaptar la escalabilidad:</text:p>
      <text:p text:style-name="P4"/>
      <text:p text:style-name="P4">Fase 3: Capado de la solución como un producto entregable:</text:p>
      <text:p text:style-name="P4"/>
      <text:p text:style-name="P4">Fase 4: Redacción de la memoria:</text:p>
      <text:p text:style-name="P4"/>
      <text:p text:style-name="P4">Final: Depósito de la memoria: Del 18 al 22 de Septiembre de 2017.</text:p>
      <text:p text:style-name="P4"><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2:30:24.079573509</meta:creation-date>
    <dc:date>2017-06-29T15:00:04.967100387</dc:date>
    <meta:editing-duration>PT22M20S</meta:editing-duration>
    <meta:editing-cycles>4</meta:editing-cycles>
    <meta:generator>LibreOffice/5.1.6.2$Linux_X86_64 LibreOffice_project/10m0$Build-2</meta:generator>
    <meta:document-statistic meta:table-count="0" meta:image-count="0" meta:object-count="0" meta:page-count="1" meta:paragraph-count="13" meta:word-count="281" meta:character-count="1823" meta:non-whitespace-character-count="1550"/>
  </office:meta>
</office:document-meta>
</file>